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rebuchet MS" svg:font-family="'Trebuchet MS'" style:font-family-generic="swiss"/>
    <style:font-face style:name="Trebuchet MS1" svg:font-family="'Trebuchet MS'" style:font-family-generic="system" style:font-pitch="variable"/>
  </office:font-face-decls>
  <office:automatic-styles>
    <style:style style:name="P1" style:family="paragraph" style:parent-style-name="Standard">
      <style:paragraph-properties fo:margin-left="0cm" fo:margin-right="0.173cm" fo:margin-top="0.39cm" fo:margin-bottom="0cm" style:contextual-spacing="false" fo:line-height="121%" fo:text-indent="0cm" style:auto-text-indent="false"/>
      <style:text-properties style:font-name="Trebuchet MS" fo:font-weight="bold" officeooo:rsid="000c6c04" officeooo:paragraph-rsid="000c6c04" style:font-weight-asian="bold" style:font-weight-complex="bold"/>
    </style:style>
    <style:style style:name="P2"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weight="bold" officeooo:rsid="000c6c04" officeooo:paragraph-rsid="000c6c04" style:font-weight-asian="bold" style:font-weight-complex="bold"/>
    </style:style>
    <style:style style:name="P3" style:family="paragraph" style:parent-style-name="Text_20_body">
      <style:paragraph-properties fo:margin-left="0cm" fo:margin-right="0.173cm" fo:margin-top="0.39cm" fo:margin-bottom="0cm" style:contextual-spacing="false" fo:line-height="121%" fo:text-align="center" style:justify-single-word="false" fo:text-indent="0cm" style:auto-text-indent="false"/>
      <style:text-properties style:font-name="Trebuchet MS" fo:font-weight="bold" officeooo:rsid="000c6c04" officeooo:paragraph-rsid="000c6c04" style:font-weight-asian="bold" style:font-weight-complex="bold"/>
    </style:style>
    <style:style style:name="P4"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weight="bold" officeooo:rsid="001b0c23" officeooo:paragraph-rsid="000c6c04" style:font-weight-asian="bold" style:font-weight-complex="bold"/>
    </style:style>
    <style:style style:name="P5"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weight="bold" officeooo:rsid="001accc5" officeooo:paragraph-rsid="000c6c04" style:font-weight-asian="bold" style:font-weight-complex="bold"/>
    </style:style>
    <style:style style:name="P6"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weight="bold" officeooo:paragraph-rsid="000c6c04" style:font-weight-asian="bold" style:font-weight-complex="bold"/>
    </style:style>
    <style:style style:name="P7"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weight="bold" officeooo:rsid="000d60d3" officeooo:paragraph-rsid="000d60d3" style:font-weight-asian="bold" style:font-weight-complex="bold"/>
    </style:style>
    <style:style style:name="P8"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weight="normal" officeooo:rsid="001b0c23" officeooo:paragraph-rsid="000c6c04" style:font-weight-asian="normal" style:font-weight-complex="normal"/>
    </style:style>
    <style:style style:name="P9"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weight="normal" officeooo:rsid="001accc5" officeooo:paragraph-rsid="000c6c04" style:font-weight-asian="normal" style:font-weight-complex="normal"/>
    </style:style>
    <style:style style:name="P10"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officeooo:paragraph-rsid="000c6c04"/>
    </style:style>
    <style:style style:name="P11"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normal" officeooo:rsid="001accc5" officeooo:paragraph-rsid="000c6c04"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12"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normal" officeooo:rsid="000d60d3" officeooo:paragraph-rsid="000d60d3"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13"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normal" officeooo:rsid="000d60d3" officeooo:paragraph-rsid="0015ff7c"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14"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normal" officeooo:rsid="0015f523" officeooo:paragraph-rsid="0015ff7c"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15" style:family="paragraph" style:parent-style-name="Text_20_body">
      <style:paragraph-properties fo:margin-top="0.39cm" fo:margin-bottom="0cm" style:contextual-spacing="false" fo:line-height="121%"/>
      <style:text-properties style:font-name="Trebuchet MS" fo:font-size="12pt" fo:language="es" fo:country="ES" fo:font-weight="normal" officeooo:rsid="00151b57" officeooo:paragraph-rsid="0015ff7c"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16"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bold" officeooo:rsid="001b0c23" officeooo:paragraph-rsid="000c6c04"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P17"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bold" officeooo:rsid="000d60d3" officeooo:paragraph-rsid="000d60d3"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P18"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bold" officeooo:rsid="00151b57" officeooo:paragraph-rsid="0015ff7c"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P19"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bold" officeooo:rsid="00104177" officeooo:paragraph-rsid="0015ff7c"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P20" style:family="paragraph" style:parent-style-name="Text_20_body">
      <style:paragraph-properties fo:margin-top="0.39cm" fo:margin-bottom="0cm" style:contextual-spacing="false" fo:line-height="121%"/>
      <style:text-properties style:font-name="Trebuchet MS" fo:font-size="12pt" fo:language="es" fo:country="ES" fo:font-weight="bold" officeooo:rsid="0015ff7c" officeooo:paragraph-rsid="0015ff7c"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P21" style:family="paragraph" style:parent-style-name="Text_20_body">
      <style:paragraph-properties fo:margin-top="0.39cm" fo:margin-bottom="0cm" style:contextual-spacing="false" fo:line-height="121%"/>
      <style:text-properties fo:font-weight="bold" officeooo:paragraph-rsid="0015ff7c" style:font-weight-asian="bold" style:font-weight-complex="bold"/>
    </style:style>
    <style:style style:name="P22" style:family="paragraph" style:parent-style-name="Text_20_body">
      <style:paragraph-properties fo:margin-top="0.39cm" fo:margin-bottom="0cm" style:contextual-spacing="false" fo:line-height="121%"/>
      <style:text-properties officeooo:paragraph-rsid="0015ff7c"/>
    </style:style>
    <style:style style:name="P23" style:family="paragraph" style:parent-style-name="Heading_20_2" style:list-style-name="L6">
      <style:text-properties officeooo:paragraph-rsid="001ca479"/>
    </style:style>
    <style:style style:name="P24" style:family="paragraph" style:parent-style-name="Heading_20_2">
      <style:text-properties officeooo:paragraph-rsid="001ca479"/>
    </style:style>
    <style:style style:name="P25" style:family="paragraph" style:parent-style-name="Heading_20_2">
      <style:text-properties style:font-name="Trebuchet MS" fo:font-size="12pt" fo:language="es" fo:country="ES" fo:font-weight="normal" officeooo:rsid="001b0c23" officeooo:paragraph-rsid="001ca479"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26" style:family="paragraph" style:parent-style-name="Heading_20_2">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normal" officeooo:rsid="001e31df" officeooo:paragraph-rsid="001e31df"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27" style:family="paragraph" style:parent-style-name="Heading_20_3">
      <style:paragraph-properties fo:margin-left="0cm" fo:margin-right="0.173cm" fo:margin-top="0.39cm" fo:margin-bottom="0cm" style:contextual-spacing="false" fo:line-height="121%" fo:text-indent="0cm" style:auto-text-indent="false"/>
      <style:text-properties style:font-name="Trebuchet MS" fo:font-weight="normal" officeooo:rsid="001accc5" officeooo:paragraph-rsid="000c6c04" style:font-weight-asian="normal" style:font-weight-complex="normal"/>
    </style:style>
    <style:style style:name="P28" style:family="paragraph" style:parent-style-name="Text_20_body" style:list-style-name="L1">
      <style:paragraph-properties fo:margin-top="0.39cm" fo:margin-bottom="0cm" style:contextual-spacing="false" fo:line-height="121%"/>
      <style:text-properties style:font-name="Trebuchet MS" fo:font-size="12pt" fo:language="es" fo:country="ES" fo:font-weight="normal" officeooo:rsid="0015f523" officeooo:paragraph-rsid="0015ff7c"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29" style:family="paragraph" style:parent-style-name="Text_20_body" style:list-style-name="L1">
      <style:paragraph-properties fo:margin-top="0.39cm" fo:margin-bottom="0cm" style:contextual-spacing="false" fo:line-height="121%"/>
      <style:text-properties style:font-name="Trebuchet MS" fo:font-size="12pt" fo:language="es" fo:country="ES" fo:font-weight="normal" officeooo:rsid="00160b7e" officeooo:paragraph-rsid="0015ff7c"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30" style:family="paragraph" style:parent-style-name="Text_20_body" style:list-style-name="L2">
      <style:paragraph-properties fo:margin-top="0.39cm" fo:margin-bottom="0cm" style:contextual-spacing="false" fo:line-height="121%"/>
      <style:text-properties style:font-name="Trebuchet MS" fo:font-size="12pt" fo:language="es" fo:country="ES" fo:font-weight="normal" officeooo:rsid="00160b7e" officeooo:paragraph-rsid="0015ff7c"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31" style:family="paragraph" style:parent-style-name="Text_20_body" style:list-style-name="L3">
      <style:text-properties style:font-name="Trebuchet MS" fo:font-size="12pt" fo:language="es" fo:country="ES" fo:font-weight="normal" officeooo:rsid="0017227f" officeooo:paragraph-rsid="0015ff7c"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32" style:family="paragraph" style:parent-style-name="Text_20_body" style:list-style-name="L6">
      <style:text-properties style:font-name="Trebuchet MS" fo:font-size="12pt" fo:language="es" fo:country="ES" fo:font-weight="normal" officeooo:rsid="001b0c23" officeooo:paragraph-rsid="001ca479"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33" style:family="paragraph" style:parent-style-name="Text_20_body">
      <style:text-properties style:font-name="Trebuchet MS" fo:font-size="12pt" fo:language="es" fo:country="ES" fo:font-weight="normal" officeooo:rsid="001b0c23" officeooo:paragraph-rsid="001ca479"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34"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normal" officeooo:rsid="000d60d3" officeooo:paragraph-rsid="000d60d3"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35"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normal" officeooo:rsid="000d60d3" officeooo:paragraph-rsid="001ca479"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36"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normal" officeooo:rsid="001b1e22" officeooo:paragraph-rsid="001e151b"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37"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normal" officeooo:rsid="001e31df" officeooo:paragraph-rsid="001e31df"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38" style:family="paragraph" style:parent-style-name="Text_20_body">
      <style:text-properties style:font-name="Trebuchet MS" fo:font-size="12pt" fo:language="es" fo:country="ES" fo:font-weight="normal" officeooo:rsid="001e31df"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39" style:family="paragraph" style:parent-style-name="Text_20_body" style:list-style-name="L3">
      <style:text-properties style:font-name="Trebuchet MS" fo:font-size="12pt" fo:language="es" fo:country="ES" officeooo:rsid="0017227f" style:font-name-asian="Trebuchet MS1" style:font-size-asian="12pt" style:language-asian="en" style:country-asian="US" style:font-name-complex="Trebuchet MS1" style:font-size-complex="12pt" style:language-complex="ar" style:country-complex="SA"/>
    </style:style>
    <style:style style:name="P40"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bold" officeooo:rsid="000d60d3" officeooo:paragraph-rsid="001ca479"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P41"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bold" officeooo:rsid="000d60d3" officeooo:paragraph-rsid="001e151b"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P42"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bold" officeooo:rsid="001e31df" officeooo:paragraph-rsid="001e31df"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P43"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weight="normal" officeooo:rsid="001accc5" officeooo:paragraph-rsid="000c6c04" style:font-weight-asian="normal" style:font-weight-complex="normal"/>
    </style:style>
    <style:style style:name="P44"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weight="bold" officeooo:rsid="001e151b" officeooo:paragraph-rsid="001e151b" style:font-weight-asian="bold" style:font-weight-complex="bold"/>
    </style:style>
    <style:style style:name="P45" style:family="paragraph" style:parent-style-name="Text_20_body" style:list-style-name="L4"/>
    <style:style style:name="P46" style:family="paragraph" style:parent-style-name="Text_20_body" style:list-style-name="L4">
      <style:paragraph-properties fo:margin-top="0cm" fo:margin-bottom="0cm" style:contextual-spacing="false"/>
    </style:style>
    <style:style style:name="P47" style:family="paragraph" style:parent-style-name="Text_20_body" style:list-style-name="L6"/>
    <style:style style:name="P48" style:family="paragraph" style:parent-style-name="Text_20_body" style:list-style-name="L6">
      <style:paragraph-properties fo:margin-top="0cm" fo:margin-bottom="0cm" style:contextual-spacing="false"/>
    </style:style>
    <style:style style:name="P49" style:family="paragraph" style:parent-style-name="Text_20_body" style:list-style-name="L6">
      <style:text-properties officeooo:rsid="001ca479" officeooo:paragraph-rsid="001ca479"/>
    </style:style>
    <style:style style:name="P50" style:family="paragraph" style:parent-style-name="Text_20_body" style:list-style-name="L7"/>
    <style:style style:name="P51" style:family="paragraph" style:parent-style-name="Text_20_body">
      <style:text-properties fo:font-weight="bold" officeooo:rsid="001ca479" officeooo:paragraph-rsid="001ca479" style:font-weight-asian="bold" style:font-weight-complex="bold"/>
    </style:style>
    <style:style style:name="P52" style:family="paragraph" style:parent-style-name="Text_20_body">
      <style:text-properties fo:font-weight="bold" officeooo:rsid="001ca479" officeooo:paragraph-rsid="001e151b" style:font-weight-asian="bold" style:font-weight-complex="bold"/>
    </style:style>
    <style:style style:name="P53" style:family="paragraph" style:parent-style-name="Text_20_body" style:list-style-name="L10">
      <style:paragraph-properties fo:margin-top="0.39cm" fo:margin-bottom="0cm" style:contextual-spacing="false" fo:line-height="121%"/>
      <style:text-properties officeooo:paragraph-rsid="001e151b"/>
    </style:style>
    <style:style style:name="P54" style:family="paragraph" style:parent-style-name="Text_20_body" style:list-style-name="L8">
      <style:paragraph-properties fo:margin-top="0cm" fo:margin-bottom="0cm" style:contextual-spacing="false"/>
    </style:style>
    <style:style style:name="P55" style:family="paragraph" style:parent-style-name="Text_20_body" style:list-style-name="L8">
      <style:text-properties officeooo:paragraph-rsid="001e151b"/>
    </style:style>
    <style:style style:name="P56" style:family="paragraph" style:parent-style-name="Text_20_body" style:list-style-name="L9"/>
    <style:style style:name="P57" style:family="paragraph" style:parent-style-name="Text_20_body" style:list-style-name="L9">
      <style:paragraph-properties fo:margin-top="0cm" fo:margin-bottom="0cm" style:contextual-spacing="false"/>
    </style:style>
    <style:style style:name="P58" style:family="paragraph" style:parent-style-name="Text_20_body">
      <style:text-properties officeooo:paragraph-rsid="001e151b"/>
    </style:style>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T1" style:family="text">
      <style:text-properties fo:font-weight="normal" style:font-weight-asian="normal" style:font-weight-complex="normal"/>
    </style:style>
    <style:style style:name="T2" style:family="text">
      <style:text-properties fo:font-weight="normal" officeooo:rsid="000c6c04"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0c6c04" style:font-weight-asian="bold" style:font-weight-complex="bold"/>
    </style:style>
    <style:style style:name="T5" style:family="text">
      <style:text-properties fo:font-size="12pt" fo:language="es" fo:country="ES" style:font-name-asian="Trebuchet MS1" style:font-size-asian="12pt" style:language-asian="en" style:country-asian="US" style:font-name-complex="Trebuchet MS1" style:font-size-complex="12pt" style:language-complex="ar" style:country-complex="SA"/>
    </style:style>
    <style:style style:name="T6" style:family="text">
      <style:text-properties fo:font-size="12pt" fo:language="es" fo:country="ES" officeooo:rsid="001b0c23" style:font-name-asian="Trebuchet MS1" style:font-size-asian="12pt" style:language-asian="en" style:country-asian="US" style:font-name-complex="Trebuchet MS1" style:font-size-complex="12pt" style:language-complex="ar" style:country-complex="SA"/>
    </style:style>
    <style:style style:name="T7" style:family="text">
      <style:text-properties fo:font-size="12pt" fo:language="es" fo:country="ES" officeooo:rsid="000d60d3" style:font-name-asian="Trebuchet MS1" style:font-size-asian="12pt" style:language-asian="en" style:country-asian="US" style:font-name-complex="Trebuchet MS1" style:font-size-complex="12pt" style:language-complex="ar" style:country-complex="SA"/>
    </style:style>
    <style:style style:name="T8" style:family="text">
      <style:text-properties fo:font-size="12pt" fo:language="es" fo:country="ES" officeooo:rsid="000c6c04" style:font-name-asian="Trebuchet MS1" style:font-size-asian="12pt" style:language-asian="en" style:country-asian="US" style:font-name-complex="Trebuchet MS1" style:font-size-complex="12pt" style:language-complex="ar" style:country-complex="SA"/>
    </style:style>
    <style:style style:name="T9" style:family="text">
      <style:text-properties fo:font-size="12pt" fo:language="es" fo:country="ES" fo:font-weight="normal"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T10" style:family="text">
      <style:text-properties fo:font-size="12pt" fo:language="es" fo:country="ES" fo:font-weight="normal" officeooo:rsid="000d60d3"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T11" style:family="text">
      <style:text-properties officeooo:rsid="00160b7e"/>
    </style:style>
    <style:style style:name="T12" style:family="text">
      <style:text-properties style:font-name="Trebuchet MS" fo:font-size="12pt" fo:language="es" fo:country="ES" fo:font-weight="normal"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T13" style:family="text">
      <style:text-properties style:font-name="Trebuchet MS" fo:font-size="12pt" fo:language="es" fo:country="ES" fo:font-weight="normal" officeooo:rsid="00151b57"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T14" style:family="text">
      <style:text-properties style:font-name="Trebuchet MS" fo:font-size="12pt" fo:language="es" fo:country="ES" fo:font-weight="normal" officeooo:rsid="0017227f"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T15" style:family="text">
      <style:text-properties style:font-name="Trebuchet MS" fo:font-size="12pt" fo:language="es" fo:country="ES" fo:font-weight="normal" officeooo:rsid="0018e6ed"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T16" style:family="text">
      <style:text-properties style:font-name="Trebuchet MS" fo:font-size="12pt" fo:language="es" fo:country="ES" fo:font-weight="normal" officeooo:rsid="001b0c23"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T17" style:family="text">
      <style:text-properties style:font-name="Trebuchet MS" fo:font-size="12pt" fo:language="es" fo:country="ES" fo:font-weight="normal" officeooo:rsid="001ca479"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T18" style:family="text">
      <style:text-properties style:font-name="Trebuchet MS" fo:font-size="12pt" fo:language="es" fo:country="ES" fo:font-weight="normal" officeooo:rsid="001e151b"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T19" style:family="text">
      <style:text-properties style:font-name="Trebuchet MS" fo:font-size="12pt" fo:language="es" fo:country="ES" fo:font-weight="normal" officeooo:rsid="001e31df"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T20" style:family="text">
      <style:text-properties style:font-name="Trebuchet MS" fo:font-size="12pt" fo:language="es" fo:country="ES" fo:font-weight="bold"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T21" style:family="text">
      <style:text-properties style:font-name="Trebuchet MS" fo:font-size="12pt" fo:language="es" fo:country="ES" fo:font-weight="bold" officeooo:rsid="0014f3f2"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T22" style:family="text">
      <style:text-properties style:font-name="Trebuchet MS" fo:font-size="12pt" fo:language="es" fo:country="ES" fo:font-weight="bold" officeooo:rsid="00160b7e"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T23" style:family="text">
      <style:text-properties style:font-name="Trebuchet MS" fo:font-size="12pt" fo:language="es" fo:country="ES" fo:font-weight="bold" officeooo:rsid="0015f523"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T24" style:family="text">
      <style:text-properties style:font-name="Trebuchet MS" fo:font-size="12pt" fo:language="es" fo:country="ES" fo:font-weight="bold" officeooo:rsid="00151b57"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T25" style:family="text">
      <style:text-properties style:font-name="Trebuchet MS" fo:font-size="12pt" fo:language="es" fo:country="ES" fo:font-weight="bold" officeooo:rsid="0017227f"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T26" style:family="text">
      <style:text-properties style:font-name="Trebuchet MS" fo:font-size="12pt" fo:language="es" fo:country="ES" fo:font-weight="bold" officeooo:rsid="000c6c04"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T27" style:family="text">
      <style:text-properties style:font-name="Trebuchet MS" fo:font-size="12pt" fo:language="es" fo:country="ES" fo:font-weight="bold" officeooo:rsid="001b0c23"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T28" style:family="text">
      <style:text-properties style:font-name="Trebuchet MS" fo:font-size="12pt" fo:language="es" fo:country="ES" fo:font-weight="bold" officeooo:rsid="001ca479"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T29" style:family="text">
      <style:text-properties style:font-name="Trebuchet MS" fo:font-size="12pt" fo:language="es" fo:country="ES" fo:font-weight="bold" officeooo:rsid="001e31df"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T30" style:family="text">
      <style:text-properties style:font-name="Trebuchet MS" fo:font-size="12pt" fo:language="es" fo:country="ES" officeooo:rsid="0017227f" style:font-name-asian="Trebuchet MS1" style:font-size-asian="12pt" style:language-asian="en" style:country-asian="US" style:font-name-complex="Trebuchet MS1" style:font-size-complex="12pt" style:language-complex="ar" style:country-complex="SA"/>
    </style:style>
    <style:style style:name="T31" style:family="text">
      <style:text-properties style:font-name="Trebuchet MS" fo:font-size="12pt" fo:language="es" fo:country="ES" officeooo:rsid="000d60d3" style:font-name-asian="Trebuchet MS1" style:font-size-asian="12pt" style:language-asian="en" style:country-asian="US" style:font-name-complex="Trebuchet MS1" style:font-size-complex="12pt" style:language-complex="ar" style:country-complex="SA"/>
    </style:style>
    <style:style style:name="T32" style:family="text">
      <style:text-properties style:font-name="Trebuchet MS" fo:font-size="12pt" fo:language="es" fo:country="ES" officeooo:rsid="00151b57" style:font-name-asian="Trebuchet MS1" style:font-size-asian="12pt" style:language-asian="en" style:country-asian="US" style:font-name-complex="Trebuchet MS1" style:font-size-complex="12pt" style:language-complex="ar" style:country-complex="SA"/>
    </style:style>
    <style:style style:name="T33" style:family="text">
      <style:text-properties style:font-name="Trebuchet MS" fo:font-size="12pt" fo:language="es" fo:country="ES" officeooo:rsid="000c6c04" style:font-name-asian="Trebuchet MS1" style:font-size-asian="12pt" style:language-asian="en" style:country-asian="US" style:font-name-complex="Trebuchet MS1" style:font-size-complex="12pt" style:language-complex="ar" style:country-complex="SA"/>
    </style:style>
    <style:style style:name="T34" style:family="text">
      <style:text-properties style:font-name="Trebuchet MS" fo:font-size="12pt" fo:language="es" fo:country="ES" officeooo:rsid="001b0c23" style:font-name-asian="Trebuchet MS1" style:font-size-asian="12pt" style:language-asian="en" style:country-asian="US" style:font-name-complex="Trebuchet MS1" style:font-size-complex="12pt" style:language-complex="ar" style:country-complex="SA"/>
    </style:style>
    <style:style style:name="T35" style:family="text">
      <style:text-properties style:font-name="Trebuchet MS" fo:font-size="12pt" fo:language="es" fo:country="ES" officeooo:rsid="001ca479" style:font-name-asian="Trebuchet MS1" style:font-size-asian="12pt" style:language-asian="en" style:country-asian="US" style:font-name-complex="Trebuchet MS1" style:font-size-complex="12pt" style:language-complex="ar" style:country-complex="SA"/>
    </style:style>
    <style:style style:name="T36" style:family="text">
      <style:text-properties style:font-name="Trebuchet MS" fo:font-size="12pt" fo:language="es" fo:country="ES" officeooo:rsid="001e31df" style:font-name-asian="Trebuchet MS1" style:font-size-asian="12pt" style:language-asian="en" style:country-asian="US" style:font-name-complex="Trebuchet MS1" style:font-size-complex="12pt" style:language-complex="ar" style:country-complex="SA"/>
    </style:style>
    <style:style style:name="T37" style:family="text">
      <style:text-properties officeooo:rsid="0018e6ed"/>
    </style:style>
    <style:style style:name="T38" style:family="text">
      <style:text-properties officeooo:rsid="001b158c"/>
    </style:style>
    <style:style style:name="T39" style:family="text">
      <style:text-properties officeooo:rsid="001ca479"/>
    </style:style>
    <style:style style:name="T40" style:family="text">
      <style:text-properties officeooo:rsid="001bc2d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9">
      <text:list-level-style-number text:level="1" text:style-name="Numbering_20_Symbols" loext:num-list-format="%1%." style:num-suffix="." style:num-format="1">
        <style:list-level-properties text:space-before="1.387cm" text:min-label-width="0.499cm"/>
      </text:list-level-style-number>
      <text:list-level-style-number text:level="2" text:style-name="Numbering_20_Symbols" loext:num-list-format="%2%." style:num-suffix="." style:num-format="1">
        <style:list-level-properties text:space-before="2.637cm" text:min-label-width="0.499cm"/>
      </text:list-level-style-number>
      <text:list-level-style-number text:level="3" text:style-name="Numbering_20_Symbols" loext:num-list-format="%3%." style:num-suffix="." style:num-format="1">
        <style:list-level-properties text:space-before="3.888cm" text:min-label-width="0.499cm"/>
      </text:list-level-style-number>
      <text:list-level-style-number text:level="4" text:style-name="Numbering_20_Symbols" loext:num-list-format="%4%." style:num-suffix="." style:num-format="1">
        <style:list-level-properties text:space-before="5.138cm" text:min-label-width="0.499cm"/>
      </text:list-level-style-number>
      <text:list-level-style-number text:level="5" text:style-name="Numbering_20_Symbols" loext:num-list-format="%5%." style:num-suffix="." style:num-format="1">
        <style:list-level-properties text:space-before="6.389cm" text:min-label-width="0.499cm"/>
      </text:list-level-style-number>
      <text:list-level-style-number text:level="6" text:style-name="Numbering_20_Symbols" loext:num-list-format="%6%." style:num-suffix="." style:num-format="1">
        <style:list-level-properties text:space-before="7.64cm" text:min-label-width="0.499cm"/>
      </text:list-level-style-number>
      <text:list-level-style-number text:level="7" text:style-name="Numbering_20_Symbols" loext:num-list-format="%7%." style:num-suffix="." style:num-format="1">
        <style:list-level-properties text:space-before="8.89cm" text:min-label-width="0.499cm"/>
      </text:list-level-style-number>
      <text:list-level-style-number text:level="8" text:style-name="Numbering_20_Symbols" loext:num-list-format="%8%." style:num-suffix="." style:num-format="1">
        <style:list-level-properties text:space-before="10.141cm" text:min-label-width="0.499cm"/>
      </text:list-level-style-number>
      <text:list-level-style-number text:level="9" text:style-name="Numbering_20_Symbols" loext:num-list-format="%9%." style:num-suffix="." style:num-format="1">
        <style:list-level-properties text:space-before="11.391cm" text:min-label-width="0.499cm"/>
      </text:list-level-style-number>
      <text:list-level-style-number text:level="10" text:style-name="Numbering_20_Symbols" loext:num-list-format="%10%." style:num-suffix="." style:num-format="1">
        <style:list-level-properties text:space-before="12.642cm" text:min-label-width="0.499cm"/>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CRUM</text:p>
      <text:p text:style-name="P4"/>
      <text:p text:style-name="P4">Roles:</text:p>
      <text:p text:style-name="P8"><text:span text:style-name="T3">Daniel Orlando Rodriguez Ramirez:</text:span> Scrum Master</text:p>
      <text:p text:style-name="P10"><text:span text:style-name="T4">Brayan David Vera Mesa: </text:span><text:span text:style-name="T2">Developer</text:span></text:p>
      <text:p text:style-name="P6">Laia Vianey Carrillo Estupiñan: <text:span text:style-name="T2">Developer</text:span></text:p>
      <text:p text:style-name="P1">Ytzhak Dawidh Carvajal Contreras: <text:span text:style-name="T1">Developer</text:span></text:p>
      <text:p text:style-name="P8"/>
      <text:p text:style-name="P5">Reuni<text:span text:style-name="T5">ón de visión del proyecto.</text:span></text:p>
      <text:p text:style-name="P11">El cliente desea un sitio web el cual muestre a los tatuadores activos con los usuarios, según su localidad, se plantea que sea a nivel nacional.</text:p>
      <text:p text:style-name="P9"><text:span text:style-name="T5"><text:line-break/>El sitio web debe ser responsive, debe estar divido en diferentes paginas, <text:s/>las cuales son: el estilo de los tatuajes, el genero, la experiencia y la localidad, </text:span><text:span text:style-name="T6">todo esto debe estar como un menu de navegacion en la pagina de inicio, dicho menu de navegación debe desplegar un sub-menu donde se pueda navegar entre los diferentes items </text:span><text:span text:style-name="T5">; debe tener una interfaz amigable en movil, en el ámbito de localidad se planea que tenga un mapa interactivo del sitio </text:span><text:span text:style-name="T6">y el link de la ubicación del estudio</text:span><text:span text:style-name="T5">.</text:span></text:p>
      <text:p text:style-name="P9"><text:span text:style-name="T5"><text:line-break/>El usuario al elegir el tatuador debe mostrar su porfolio, </text:span><text:span text:style-name="T6">la experiencia, los premios ganados (si aplica) </text:span><text:span text:style-name="T5"><text:s/>y su información de contacto, esta ultima debe ir vinculada </text:span><text:span text:style-name="T6">las</text:span><text:span text:style-name="T5"> redes sociales de</text:span><text:span text:style-name="T6">l mismo, que se especifique si trabaja en studio o trabaja domicilio</text:span><text:span text:style-name="T5">; el estilo de la pagina debe variar al momento </text:span><text:span text:style-name="T6">de entrar en un estilo especifico.</text:span></text:p>
      <text:h text:style-name="P27" text:outline-level="3"><text:span text:style-name="Strong_20_Emphasis"><text:span text:style-name="T8">Objetivo del Proyecto:</text:span></text:span></text:h>
      <text:p text:style-name="Text_20_body"><text:span text:style-name="T16">Crear un </text:span><text:span text:style-name="Strong_20_Emphasis"><text:span text:style-name="T16">sitio web responsive</text:span></text:span><text:span text:style-name="T16"> que permita a los usuarios buscar </text:span><text:span text:style-name="Strong_20_Emphasis"><text:span text:style-name="T16">tatuadores activos</text:span></text:span><text:span text:style-name="T16"> según diferentes categorías, como </text:span><text:span text:style-name="Strong_20_Emphasis"><text:span text:style-name="T16">localidad, estilo de tatuaje, género y experiencia</text:span></text:span><text:span text:style-name="T16">. El sitio web debe proporcionar una experiencia de usuario intuitiva y amigable, tanto en </text:span><text:span text:style-name="Strong_20_Emphasis"><text:span text:style-name="T16">desktop</text:span></text:span><text:span text:style-name="T16"> como en </text:span><text:span text:style-name="Strong_20_Emphasis"><text:span text:style-name="T16">móvil</text:span></text:span><text:span text:style-name="T16">, y debe estar optimizado para navegación en cualquier dispositivo.</text:span></text:p>
      <text:h text:style-name="Heading_20_3" text:outline-level="3"><text:soft-page-break/><text:span text:style-name="Strong_20_Emphasis"><text:span text:style-name="T26">Público Objetivo:</text:span></text:span></text:h>
      <text:list xml:id="list1919949534" text:style-name="L4">
        <text:list-item>
          <text:p text:style-name="P46"><text:span text:style-name="Strong_20_Emphasis"><text:span text:style-name="T16">Usuarios</text:span></text:span><text:span text:style-name="T16"> que buscan tatuadores en su localidad.</text:span></text:p>
        </text:list-item>
        <text:list-item>
          <text:p text:style-name="P45"><text:span text:style-name="Strong_20_Emphasis"><text:span text:style-name="T16">Tatuadores</text:span></text:span><text:span text:style-name="T16"> que desean mostrar su trabajo y conectar con nuevos clientes.</text:span></text:p>
        </text:list-item>
      </text:list>
      <text:h text:style-name="P24" text:outline-level="2"><text:span text:style-name="Strong_20_Emphasis"><text:span text:style-name="T33">Características Técnicas y Consideraciones:</text:span></text:span></text:h>
      <text:list xml:id="list1853223477" text:style-name="L6">
        <text:list-item>
          <text:h text:style-name="P23" text:outline-level="2"><text:span text:style-name="Strong_20_Emphasis"><text:span text:style-name="T33"><text:s/>Responsive Design:</text:span></text:span></text:h>
          <text:list>
            <text:list-item>
              <text:p text:style-name="P48"><text:span text:style-name="T16">El diseño debe ser adaptativo, utilizando tecnologías como </text:span><text:span text:style-name="Strong_20_Emphasis"><text:span text:style-name="T16">HTML5</text:span></text:span><text:span text:style-name="T16">, </text:span><text:span text:style-name="Strong_20_Emphasis"><text:span text:style-name="T16">CSS3</text:span></text:span><text:span text:style-name="T16"> y </text:span><text:span text:style-name="Strong_20_Emphasis"><text:span text:style-name="T16">JavaScript</text:span></text:span><text:span text:style-name="T16"> para garantizar que se vea bien en diferentes tamaños de pantalla.</text:span></text:p>
            </text:list-item>
            <text:list-item>
              <text:p text:style-name="P48"><text:span text:style-name="Strong_20_Emphasis"><text:span text:style-name="T16">Frameworks como </text:span></text:span><text:span text:style-name="Strong_20_Emphasis"><text:span text:style-name="T17">Bulma Css, por decision del cliente.</text:span></text:span></text:p>
              <text:p text:style-name="P48"><text:span text:style-name="T16"/></text:p>
            </text:list-item>
          </text:list>
        </text:list-item>
        <text:list-item>
          <text:p text:style-name="P47"><text:span text:style-name="Strong_20_Emphasis"><text:span text:style-name="T27">Redes Sociales y Contacto</text:span></text:span><text:span text:style-name="T27">:</text:span></text:p>
          <text:list>
            <text:list-item>
              <text:p text:style-name="P48"><text:span text:style-name="T16">Enlace directo a </text:span><text:span text:style-name="Strong_20_Emphasis"><text:span text:style-name="T16">redes sociales</text:span></text:span><text:span text:style-name="T16"> como Instagram, Facebook y Twitter, y un botón de </text:span><text:span text:style-name="Strong_20_Emphasis"><text:span text:style-name="T16">WhatsApp</text:span></text:span><text:span text:style-name="T16"> o formulario de contacto para que los usuarios puedan contactar directamente a los tatuadores.</text:span></text:p>
              <text:p text:style-name="P48"/>
            </text:list-item>
          </text:list>
        </text:list-item>
        <text:list-item>
          <text:p text:style-name="P49"><text:span text:style-name="T27">M</text:span><text:span text:style-name="T20">anejo de Github</text:span></text:p>
          <text:list>
            <text:list-item>
              <text:p text:style-name="P32">Se va a manejar en <text:span text:style-name="T39">github con el fin de trabajar de manera ordenada y conjunta con todos los miembros de equipo.</text:span></text:p>
            </text:list-item>
          </text:list>
        </text:list-item>
      </text:list>
      <text:h text:style-name="P25" text:outline-level="2"><text:span text:style-name="Strong_20_Emphasis"><text:span text:style-name="T3">Próximos Pasos:</text:span></text:span></text:h>
      <text:list xml:id="list504542014" text:style-name="L7">
        <text:list-item>
          <text:p text:style-name="P50"><text:span text:style-name="Strong_20_Emphasis"><text:span text:style-name="T27">Recolección de Requisitos Detallados</text:span></text:span><text:span text:style-name="T16">: Realizar reuniones con el cliente para entender detalles específicos sobre el diseño, funcionalidades, y posibles limitaciones.</text:span></text:p>
        </text:list-item>
        <text:list-item>
          <text:p text:style-name="P50"><text:span text:style-name="Strong_20_Emphasis"><text:span text:style-name="T27">Diseño de Wireframes</text:span></text:span><text:span text:style-name="T27">:</text:span><text:span text:style-name="T16"> Crear bocetos o prototipos de las páginas principales (menú de navegación, perfil de tatuador, </text:span><text:span text:style-name="T17">paginas bien seccionadas</text:span><text:span text:style-name="T16">).</text:span></text:p>
        </text:list-item>
        <text:list-item>
          <text:p text:style-name="P50"><text:span text:style-name="Strong_20_Emphasis"><text:span text:style-name="T27">Planificación del Proyecto</text:span></text:span><text:span text:style-name="T27">:</text:span><text:span text:style-name="T16"> Definir el alcance, los plazos y los recursos necesarios. Desarrollar una </text:span><text:span text:style-name="Strong_20_Emphasis"><text:span text:style-name="T16">hoja de ruta</text:span></text:span><text:span text:style-name="T16"> del proyecto con las tareas organizadas en sprints.</text:span></text:p>
        </text:list-item>
        <text:list-item>
          <text:p text:style-name="P50"><text:span text:style-name="Strong_20_Emphasis"><text:span text:style-name="T27">Desarrollo</text:span></text:span><text:span text:style-name="T27">:</text:span><text:span text:style-name="T16"> Comenzar con el desarrollo del sitio web, con la creación de la base de datos, la implementación de la interfaz de usuario y la integración de las funcionalidades principales (mapa, perfil, menú).</text:span></text:p>
        </text:list-item>
        <text:list-item>
          <text:p text:style-name="P50"><text:span text:style-name="Strong_20_Emphasis"><text:span text:style-name="T27">Pruebas</text:span></text:span><text:span text:style-name="T27">: </text:span><text:span text:style-name="T16">Realizar pruebas de usabilidad, pruebas en dispositivos móviles.</text:span></text:p>
        </text:list-item>
        <text:list-item>
          <text:p text:style-name="P50"><text:span text:style-name="Strong_20_Emphasis"><text:span text:style-name="T27">Despliegue y Monitoreo</text:span></text:span><text:span text:style-name="T27">:</text:span><text:span text:style-name="T16"> Implementar el sitio en un entorno de producción y monitorear su desempeño para realizar ajustes si es necesario.</text:span></text:p>
        </text:list-item>
      </text:list>
      <text:p text:style-name="P33"><text:soft-page-break/></text:p>
      <text:p text:style-name="P51"><text:span text:style-name="Strong_20_Emphasis"><text:span text:style-name="T34">Metodología.</text:span></text:span></text:p>
      <text:p text:style-name="P52"><text:span text:style-name="Strong_20_Emphasis"><text:span text:style-name="T12">La metodologia optaba para este proyecto va a estar por Scrum, donde se seccionara el proyecto en diferentes sprint.</text:span></text:span></text:p>
      <text:p text:style-name="P52"><text:span text:style-name="Strong_20_Emphasis"><text:span text:style-name="T18">Las herramientas usadas fueron Notion, donde se hizo un tablero virtual con las tareas de cada integrante.</text:span></text:span><text:span text:style-name="Strong_20_Emphasis"><text:span text:style-name="T12"><text:line-break/></text:span></text:span></text:p>
      <text:p text:style-name="P44"><text:span text:style-name="T5">Historias de usuarios:</text:span></text:p>
      <text:p text:style-name="P44"><text:span text:style-name="T5">Búsqueda de Tatuadores por Localidad</text:span></text:p>
      <text:list xml:id="list2948098759" text:style-name="L10">
        <text:list-header>
          <text:p text:style-name="P53"><text:span text:style-name="Strong_20_Emphasis"><text:span text:style-name="T17">Como usuario, </text:span></text:span><text:span text:style-name="Strong_20_Emphasis"><text:span text:style-name="T18">q</text:span></text:span><text:span text:style-name="Strong_20_Emphasis"><text:span text:style-name="T17">uiero poder buscar tatuadores por mi localidad, ara que pueda encontrar un tatuador cercano a mi ubicación para poder agendar una cita fácilmente.</text:span></text:span></text:p>
        </text:list-header>
      </text:list>
      <text:p text:style-name="Text_20_body"><text:span text:style-name="Strong_20_Emphasis"><text:span text:style-name="T28"><text:tab/>Criterios de aceptación:</text:span></text:span></text:p>
      <text:list xml:id="list2345614834" text:style-name="L8">
        <text:list-item>
          <text:p text:style-name="P54"><text:span text:style-name="Strong_20_Emphasis"><text:span text:style-name="T17">El menú de navegación debe incluir una categoría de "Localidad".</text:span></text:span></text:p>
        </text:list-item>
        <text:list-item>
          <text:p text:style-name="P54"><text:span text:style-name="Strong_20_Emphasis"><text:span text:style-name="T17">Al seleccionar una localidad, el sistema debe mostrar un mapa interactivo con las ubicaciones de los tatuadores en esa área.</text:span></text:span></text:p>
        </text:list-item>
        <text:list-item>
          <text:p text:style-name="P55"><text:span text:style-name="Strong_20_Emphasis"><text:span text:style-name="T17">El sistema debe permitir hacer clic en los tatuadores del mapa para ver su perfil y detalles de contacto.</text:span></text:span></text:p>
        </text:list-item>
      </text:list>
      <text:p text:style-name="P58"><text:span text:style-name="Strong_20_Emphasis"><text:span text:style-name="T17"/></text:span></text:p>
      <text:p text:style-name="P58"><text:span text:style-name="Strong_20_Emphasis"><text:span text:style-name="T28">Interfaz Móvil Amigable</text:span></text:span></text:p>
      <text:p text:style-name="P58"><text:span text:style-name="Strong_20_Emphasis"><text:span text:style-name="T18"><text:s text:c="7"/><text:tab/></text:span></text:span><text:span text:style-name="Strong_20_Emphasis"><text:span text:style-name="T17">Como usuario, Quiero que el sitio web sea completamente responsive y <text:tab/>fácil de navegar desde mi móvil, Para que pueda encontrar tatuadores y <text:tab/>explorar sus perfiles cómodamente desde mi teléfono.</text:span></text:span></text:p>
      <text:p text:style-name="Text_20_body"><text:span text:style-name="Strong_20_Emphasis"><text:span text:style-name="T17"><text:tab/></text:span></text:span><text:span text:style-name="Strong_20_Emphasis"><text:span text:style-name="T28">Criterios de aceptación:</text:span></text:span></text:p>
      <text:list xml:id="list3589338858" text:style-name="L9">
        <text:list-item>
          <text:p text:style-name="P57"><text:span text:style-name="Strong_20_Emphasis"><text:span text:style-name="T17">El sitio debe adaptarse de forma automática a diferentes tamaños de pantalla (móvil, tablet, desktop).</text:span></text:span></text:p>
        </text:list-item>
        <text:list-item>
          <text:p text:style-name="P57"><text:span text:style-name="Strong_20_Emphasis"><text:span text:style-name="T17">Los menús y opciones deben ser accesibles y fáciles de usar en dispositivos móviles.</text:span></text:span></text:p>
        </text:list-item>
        <text:list-item>
          <text:p text:style-name="P56"><text:span text:style-name="Strong_20_Emphasis"><text:span text:style-name="T17">El mapa interactivo debe ser funcional en dispositivos móviles, permitiendo hacer clic en las ubicaciones de los tatuadores.</text:span></text:span></text:p>
        </text:list-item>
      </text:list>
      <text:p text:style-name="Text_20_body"><text:span text:style-name="Strong_20_Emphasis"><text:span text:style-name="T17"/></text:span></text:p>
      <text:p text:style-name="P44"><text:span text:style-name="T5"/></text:p>
      <text:p text:style-name="P16"/>
      <text:p text:style-name="P2"><text:soft-page-break/><text:span text:style-name="T6">C</text:span><text:span text:style-name="T5">ronograma de actividades.<text:line-break/>06 de noviembre 2024: </text:span><text:span text:style-name="T9">Reunión de visión del proyecto – Investigación y capacitación por el equipo de developers sobre el framework bulma css, para el desarrollo del proyecto.</text:span></text:p>
      <text:p text:style-name="P2"><text:span text:style-name="T5">07 de noviembre 2024:</text:span><text:span text:style-name="T9"> Reunión de revisión del backlog priori</text:span><text:span text:style-name="T10">zado</text:span><text:span text:style-name="T9"> del producto – Reunión de planificación del sprint, </text:span><text:span text:style-name="T10">maquetación inicial</text:span><text:span text:style-name="T9">. </text:span></text:p>
      <text:p text:style-name="P2"><text:span text:style-name="T5">08 de noviembre </text:span><text:span text:style-name="T7">al 10 de noviembre </text:span><text:span text:style-name="T5">: </text:span><text:span text:style-name="T10">Desarrollo de las páginas de manera exponencial con revisión de errores.</text:span></text:p>
      <text:p text:style-name="P7"><text:span text:style-name="T5">11 de noviembre 2024:</text:span><text:span text:style-name="T9"> Integración de las paginas de las secciones a la pagina inicial.</text:span></text:p>
      <text:p text:style-name="P7"><text:span text:style-name="T5">12 de noviembre 2024: </text:span><text:span text:style-name="T9">Entrega del sitio web y su correspondiente documentación.</text:span></text:p>
      <text:p text:style-name="P12"/>
      <text:p text:style-name="P19">Backlog:</text:p>
      <text:list xml:id="list2702775480" text:style-name="L1">
        <text:list-item>
          <text:p text:style-name="P28">Sitio web Responsive para celular y escritorios.</text:p>
        </text:list-item>
        <text:list-item>
          <text:p text:style-name="P28">Paginas definidas y bien estructuradas.</text:p>
        </text:list-item>
        <text:list-item>
          <text:p text:style-name="P29">Pagina de inicio que sea muy amable con el usuario y muestre diferentes noticias</text:p>
        </text:list-item>
        <text:list-item>
          <text:p text:style-name="P28">Registro del tatuador.</text:p>
        </text:list-item>
        <text:list-item>
          <text:p text:style-name="P29">Pagina del tatuador en la cual haya un sistema de calificaciones, las cuales van a influir en el inicio de la pagina.</text:p>
        </text:list-item>
        <text:list-item>
          <text:p text:style-name="P28">Mapa interactivo que funcione con google maps, <text:span text:style-name="T11">Implementación de links</text:span>.</text:p>
        </text:list-item>
        <text:list-item>
          <text:p text:style-name="P29">Manejo de la publicidad para que no sea invasiva ni genere errores en la pagina</text:p>
        </text:list-item>
      </text:list>
      <text:p text:style-name="P14"><text:s/></text:p>
      <text:p text:style-name="P18"><text:span text:style-name="T11">P</text:span>riorizar tareas.</text:p>
      <text:list xml:id="list960516686" text:style-name="L2">
        <text:list-item>
          <text:p text:style-name="P30">Sitio Web Responsive</text:p>
        </text:list-item>
        <text:list-item>
          <text:p text:style-name="P30">Paginas definidas y bien estructuradas</text:p>
        </text:list-item>
        <text:list-item>
          <text:p text:style-name="P30"><text:soft-page-break/>Pagina de inicio que sea muy amable con el usuario y muestre diferentes noticias</text:p>
        </text:list-item>
      </text:list>
      <text:p text:style-name="P15"><text:line-break/></text:p>
      <text:p text:style-name="P22"><text:span text:style-name="T21">SPRINT </text:span><text:span text:style-name="T22">06 Noviembre – 12 Noviembre</text:span></text:p>
      <text:p text:style-name="P20">Objetivos:</text:p>
      <text:list xml:id="list992783168" text:style-name="L3">
        <text:list-item>
          <text:p text:style-name="P31">Maquetación del sitio web.</text:p>
        </text:list-item>
        <text:list-item>
          <text:p text:style-name="P31">Que el sitio web sea responsive.</text:p>
        </text:list-item>
        <text:list-item>
          <text:p text:style-name="P31">que tenga la mayoría de las paginas, planteadas en la visión del proyecto.</text:p>
        </text:list-item>
        <text:list-item>
          <text:p text:style-name="P39">Que sea un vistazo de un producto que pueda ser entregado.</text:p>
        </text:list-item>
      </text:list>
      <text:p text:style-name="P22"><text:span text:style-name="T13"><text:line-break/></text:span><text:span text:style-name="T23">T</text:span><text:span text:style-name="T24">areas para cada individuo </text:span><text:span text:style-name="T13"><text:line-break/></text:span><text:span text:style-name="T22">Ytzhak: </text:span><text:span text:style-name="T14">Desarrollo de la pagina de inicio y 4 Paginas de tatuador, recolección de 25 imágenes de portafolio. </text:span></text:p>
      <text:p text:style-name="P22"><text:span text:style-name="T25">Laia: </text:span><text:span text:style-name="T14"><text:s/>Desarrollo de la página de Localidad, 4 paginas de tatuador, recolección de 50 imágenes de portafolio.<text:line-break/></text:span></text:p>
      <text:p text:style-name="P21"><text:span text:style-name="T30">Brayan:</text:span><text:span text:style-name="T14"> Desarrollo de la pagina de estilo, 4 paginas de tatuador, recolección de la información de los tatuadores.</text:span></text:p>
      <text:p text:style-name="P21"><text:span text:style-name="T30">Daniel:</text:span><text:span text:style-name="T14"> Manejo de documentación, desarrollo de la pagina Experiencia, 3 paginas de tatuador. </text:span></text:p>
      <text:p text:style-name="P40">Daily Standup.</text:p>
      <text:p text:style-name="P35">Se hizo la reunión con el cliente para plantear la visión del sitio web, en paralelo los developers se encargaron de investigar y capacitarse en css bulma.</text:p>
      <text:p text:style-name="P21"><text:span text:style-name="T31">Daily Standup.</text:span><text:span text:style-name="T32"><text:line-break/></text:span><text:span text:style-name="T15">El día de hoy se acordó el backlog y las prioridades a tratar en este sprint, <text:s/>se discutieron diferentes estilos y se planteo uno para hacer la maquetación; se hizo la maquetacion principal de todas las paginas que esta en el link del canva que ha sido anexado</text:span><text:span text:style-name="T13">, </text:span><text:span text:style-name="T15">Se adelanto el trabajo inicial de la pagina de inicio, la cual es la que posee gran parte del código de las siguientes paginas.</text:span></text:p>
      <text:p text:style-name="P18"><text:soft-page-break/><text:span text:style-name="T37">C</text:span>anva:<text:span text:style-name="T1"> https://www.canva.com/design/DAGV2MSS9gc/y_pFTouou8LrF3gm4_zueQ/edit?utm_content=DAGV2MSS9gc&amp;utm_campaign=designshare&amp;utm_medium=link2&amp;utm_source=sharebutton</text:span></text:p>
      <text:p text:style-name="P13"/>
      <text:p text:style-name="P17">Daily Standup.</text:p>
      <text:p text:style-name="P12">En la reunión se hablaron de los problemas encontrados en día anterior, entre ellos, un conflicto en la pagina de inicio con el responsive, se pudo solucionar en cuestión, se reviso que las tareas que tenia cada uno se cumpliera, se planeo el maquetado de las páginas con reutilización de código, con el fin de hacerlo mas practico y poder mejorar otros aspectos de la página, <text:span text:style-name="T38">hubieron unos inconvenientes con las imágenes de los tatuadores, pero se encontró solución y se manejan los errores</text:span></text:p>
      <text:p text:style-name="P12">Los desarrolladores avanzaron de manera significativa en la maquetación de las paginas.</text:p>
      <text:p text:style-name="P41">Daily Standup.</text:p>
      <text:p text:style-name="P36">En la reunión se discutieron diversos problemas que se encontraron a nivel de interfaz, problemas con el fondo los cuales se fueron solucionando a medida que seguía la reunión; se hablaron de las dificultades de hacer el mapa interactivo mas adelante, por ende se añadió en el backlog un sección para investigación y capacitación en en lenguaje de JavaScript, esto se dejara para futuros sprint, las tareas de cada de uno de los developers se están desarrollando de manera adecuada, se terminaron <text:span text:style-name="T40">las maquetas</text:span> desde HTML de las paginas principales y avanzaron con las páginas de tatuadores, faltan mejorar algunos detalles y no se ha empezado el responsive para celular.</text:p>
      <text:p text:style-name="P42">Daily Standup.</text:p>
      <text:p text:style-name="P37">La Reunión se hizo de manera virtual, todos pudieron exponer los problemas encontrados, se pudo agilizar la creación de tatuadores usando una sola maqueta, los developers se encargaron de ajustar la información y desarrollar diferentes accesorios para la pagina con el fin de hacerla mas estética.</text:p>
      <text:p text:style-name="P37"/>
      <text:p text:style-name="P42">Daily Standup.</text:p>
      <text:p text:style-name="P37"><text:soft-page-break/>La reunión final se hizo con el fin de empezar el responsive a movil de cada una de las paginas, en el cual Ytzhak resalto ya que tenia tenia adelantado el trabajo y eso agilizara mucho las practicas.</text:p>
      <text:h text:style-name="P26" text:outline-level="2"><text:span text:style-name="Strong_20_Emphasis"><text:span text:style-name="T3">Retrospectiva del Sprint 1 (06 Noviembre – 12 Noviembre)</text:span></text:span></text:h>
      <text:h text:style-name="Heading_20_3" text:outline-level="3"><text:span text:style-name="Strong_20_Emphasis"><text:span text:style-name="T29">1. ¿Qué salió bien?</text:span></text:span></text:h>
      <text:p text:style-name="P38">En general, este Sprint fue productivo y se logró avanzar significativamente en varios frentes. A continuación, los puntos clave que salieron bien:</text:p>
      <text:list xml:id="list2901402669" text:style-name="L11">
        <text:list-item>
          <text:p text:style-name="P59"><text:span text:style-name="Strong_20_Emphasis"><text:span text:style-name="T29">Avance significativo en la maquetación</text:span></text:span><text:span text:style-name="T29">:</text:span><text:span text:style-name="T19"> El equipo logró avanzar considerablemente en la </text:span><text:span text:style-name="Strong_20_Emphasis"><text:span text:style-name="T19">maquetación</text:span></text:span><text:span text:style-name="T19"> de las páginas principales, como la </text:span><text:span text:style-name="Strong_20_Emphasis"><text:span text:style-name="T19">página de inicio</text:span></text:span><text:span text:style-name="T19"> y las </text:span><text:span text:style-name="Strong_20_Emphasis"><text:span text:style-name="T19">páginas de tatuadores</text:span></text:span><text:span text:style-name="T19">, que fueron completadas en HTML. Además, el </text:span><text:span text:style-name="Strong_20_Emphasis"><text:span text:style-name="T19">trabajo de reutilización de código</text:span></text:span><text:span text:style-name="T19"> fue exitoso, lo que permitió acelerar la creación de las páginas.</text:span></text:p>
        </text:list-item>
        <text:list-item>
          <text:p text:style-name="P59"><text:span text:style-name="Strong_20_Emphasis"><text:span text:style-name="T29">Desarrollo del diseño y estética</text:span></text:span><text:span text:style-name="T29">:</text:span><text:span text:style-name="T19"> A lo largo del Sprint, se discutieron y ajustaron los detalles estéticos de la página, lo que permitió que las páginas fueran visualmente atractivas. El equipo hizo un buen trabajo ajustando la estética de las páginas y creando accesorios visuales que mejoraron la apariencia del sitio.</text:span></text:p>
        </text:list-item>
        <text:list-item>
          <text:p text:style-name="P59"><text:span text:style-name="Strong_20_Emphasis"><text:span text:style-name="T29">Investigación y capacitación en Bulma CSS</text:span></text:span><text:span text:style-name="T29">:</text:span><text:span text:style-name="T19"> Los desarrolladores se capacitaron en el uso del framework </text:span><text:span text:style-name="Strong_20_Emphasis"><text:span text:style-name="T19">Bulma CSS</text:span></text:span><text:span text:style-name="T19">, lo cual fue fundamental para garantizar que la maquetación fuera rápida y eficiente. Esto ayudó a que el equipo estuviera alineado en el uso de las mismas herramientas y enfoques de diseño.</text:span></text:p>
        </text:list-item>
        <text:list-item>
          <text:p text:style-name="P59"><text:span text:style-name="Strong_20_Emphasis"><text:span text:style-name="T29">Resolución de problemas rápidamente</text:span></text:span><text:span text:style-name="T29">:</text:span><text:span text:style-name="T19"> Se identificaron y resolvieron varios problemas de diseño y de funcionamiento a lo largo del Sprint, como el </text:span><text:span text:style-name="Strong_20_Emphasis"><text:span text:style-name="T19">conflicto de responsive en la página de inicio</text:span></text:span><text:span text:style-name="T19">. A pesar de algunos obstáculos, el equipo fue capaz de resolverlos rápidamente, lo que permitió que el desarrollo siguiera adelante sin grandes retrasos.</text:span></text:p>
        </text:list-item>
        <text:list-item>
          <text:p text:style-name="P59"><text:span text:style-name="Strong_20_Emphasis"><text:span text:style-name="T29">Colaboración efectiva</text:span></text:span><text:span text:style-name="T29">:</text:span><text:span text:style-name="T19"> La interacción en los </text:span><text:span text:style-name="Strong_20_Emphasis"><text:span text:style-name="T19">Daily Standups</text:span></text:span><text:span text:style-name="T19"> fue productiva. Los miembros del equipo se apoyaron mutuamente al compartir problemas y soluciones, como en el caso de los problemas con las </text:span><text:span text:style-name="Strong_20_Emphasis"><text:span text:style-name="T19">imágenes de los tatuadores</text:span></text:span><text:span text:style-name="T19"> y el trabajo con el </text:span><text:span text:style-name="Strong_20_Emphasis"><text:span text:style-name="T19">mapa interactivo</text:span></text:span><text:span text:style-name="T19">.</text:span></text:p>
        </text:list-item>
        <text:list-item>
          <text:p text:style-name="P59"><text:span text:style-name="Strong_20_Emphasis"><text:span text:style-name="T29">Agilización del desarrollo de páginas de tatuadores</text:span></text:span><text:span text:style-name="T29">:</text:span><text:span text:style-name="T19"> Se mejoró la eficiencia al utilizar una sola maqueta para crear todas las páginas de los tatuadores, lo que permitió acelerar la creación de estas páginas y centrarse en los detalles de cada una.</text:span></text:p>
        </text:list-item>
      </text:list>
      <text:h text:style-name="Heading_20_3" text:outline-level="3"><text:soft-page-break/><text:span text:style-name="Strong_20_Emphasis"><text:span text:style-name="T29">2. ¿Qué podría mejorar?</text:span></text:span></text:h>
      <text:p text:style-name="P38">Aunque el Sprint fue positivo en general, hay varias áreas que pueden mejorarse en los próximos Sprints:</text:p>
      <text:list xml:id="list1280603412" text:style-name="L12">
        <text:list-item>
          <text:p text:style-name="P60"><text:span text:style-name="Strong_20_Emphasis"><text:span text:style-name="T29">Problemas con el mapa interactivo y el JavaScript</text:span></text:span><text:span text:style-name="T29">:</text:span><text:span text:style-name="T19"> Uno de los problemas importantes que se identificó fue la dificultad para implementar el </text:span><text:span text:style-name="Strong_20_Emphasis"><text:span text:style-name="T19">mapa interactivo</text:span></text:span><text:span text:style-name="T19"> de manera eficiente. El equipo reconoció que se necesitaba </text:span><text:span text:style-name="Strong_20_Emphasis"><text:span text:style-name="T19">capacitación adicional en JavaScript</text:span></text:span><text:span text:style-name="T19"> para trabajar con las APIs de Google Maps. Aunque se resolvió que este problema se abordaría en los próximos Sprints, la </text:span><text:span text:style-name="Strong_20_Emphasis"><text:span text:style-name="T19">falta de preparación previa</text:span></text:span><text:span text:style-name="T19"> sobre este tema retrasó un poco el progreso de la funcionalidad. En el futuro, se deben asignar tiempos más adecuados para </text:span><text:span text:style-name="Strong_20_Emphasis"><text:span text:style-name="T19">investigación y capacitación</text:span></text:span><text:span text:style-name="T19"> de nuevas tecnologías.</text:span></text:p>
        </text:list-item>
        <text:list-item>
          <text:p text:style-name="P60"><text:span text:style-name="Strong_20_Emphasis"><text:span text:style-name="T29">Problemas con imágenes de los tatuadores</text:span></text:span><text:span text:style-name="T29">:</text:span><text:span text:style-name="T19"> Hubo dificultades relacionadas con las </text:span><text:span text:style-name="Strong_20_Emphasis"><text:span text:style-name="T19">imágenes de los tatuadores</text:span></text:span><text:span text:style-name="T19"> que requirieron tiempo adicional para solucionar. Aunque se encontró una solución, este tipo de obstáculos podría evitarse con una </text:span><text:span text:style-name="Strong_20_Emphasis"><text:span text:style-name="T19">planificación anticipada</text:span></text:span><text:span text:style-name="T19"> de los recursos, como asegurarse de tener todas las imágenes necesarias antes de comenzar el desarrollo.</text:span></text:p>
          <text:p text:style-name="P60"><text:span text:style-name="T19"/></text:p>
        </text:list-item>
      </text:list>
      <text:h text:style-name="Heading_20_3" text:outline-level="3"><text:span text:style-name="Strong_20_Emphasis"><text:span text:style-name="T29">3. ¿Qué acciones podemos tomar para mejorar en el próximo Sprint?</text:span></text:span></text:h>
      <text:list xml:id="list326718630" text:style-name="L13">
        <text:list-item>
          <text:p text:style-name="P61"><text:span text:style-name="Strong_20_Emphasis"><text:span text:style-name="T29">Priorizar la capacitación en tecnologías necesarias</text:span></text:span><text:span text:style-name="T29">:</text:span><text:span text:style-name="T19"> En el próximo Sprint, se debe </text:span><text:span text:style-name="Strong_20_Emphasis"><text:span text:style-name="T19">planificar tiempo específico para la investigación</text:span></text:span><text:span text:style-name="T19"> y la capacitación en herramientas necesarias, como el </text:span><text:span text:style-name="Strong_20_Emphasis"><text:span text:style-name="T19">JavaScript para el mapa interactivo</text:span></text:span><text:span text:style-name="T19">. Es importante no solo enfocarse en la implementación, sino también asegurarse de que el equipo cuente con el conocimiento previo para evitar bloqueos. Esto debe reflejarse en el </text:span><text:span text:style-name="Strong_20_Emphasis"><text:span text:style-name="T19">Product Backlog</text:span></text:span><text:span text:style-name="T19">.</text:span></text:p>
        </text:list-item>
        <text:list-item>
          <text:p text:style-name="P61"><text:span text:style-name="Strong_20_Emphasis"><text:span text:style-name="T29">Mejorar la gestión de recursos visuales</text:span></text:span><text:span text:style-name="T19">: Los problemas relacionados con las </text:span><text:span text:style-name="Strong_20_Emphasis"><text:span text:style-name="T19">imágenes de los tatuadores</text:span></text:span><text:span text:style-name="T19"> podrían resolverse mejorando la </text:span><text:span text:style-name="Strong_20_Emphasis"><text:span text:style-name="T19">gestión de contenido</text:span></text:span><text:span text:style-name="T19">. Se debe establecer un sistema claro para almacenar y gestionar imágenes y otros recursos visuales, de modo que los desarrolladores tengan acceso a ellos cuando los necesiten, sin perder tiempo buscando o esperando a recibirlos.</text:span></text:p>
        </text:list-item>
        <text:list-item>
          <text:p text:style-name="P61"><text:span text:style-name="Strong_20_Emphasis"><text:span text:style-name="T29">Planificar de manera más realista</text:span></text:span><text:span text:style-name="T29">:</text:span><text:span text:style-name="T19"> Aunque este Sprint se cumplió en gran medida, se debe hacer una </text:span><text:span text:style-name="Strong_20_Emphasis"><text:span text:style-name="T19">planificación más detallada</text:span></text:span><text:span text:style-name="T19"> para los próximos Sprints. Esto incluye tiempos de investigación, asignación de tareas más equilibradas, y la consideración de posibles </text:span><text:span text:style-name="Strong_20_Emphasis"><text:span text:style-name="T19">riesgos técnicos</text:span></text:span><text:span text:style-name="T19"> (como la integración de JavaScript o el mapa interactivo).</text:span></text:p>
        </text:list-item>
      </text:list>
      <text:p text:style-name="P37"/>
      <text:p text:style-name="P37"><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rebuchet MS" svg:font-family="'Trebuchet MS'" style:font-family-generic="swiss"/>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6T20:57:47.549143500</meta:creation-date>
    <dc:date>2024-11-12T16:58:33.541108061</dc:date>
    <meta:editing-duration>PT18M11S</meta:editing-duration>
    <meta:editing-cycles>7</meta:editing-cycles>
    <meta:generator>LibreOffice/7.3.7.2$Linux_X86_64 LibreOffice_project/30$Build-2</meta:generator>
    <meta:document-statistic meta:table-count="0" meta:image-count="0" meta:object-count="0" meta:page-count="9" meta:paragraph-count="108" meta:word-count="2121" meta:character-count="13372" meta:non-whitespace-character-count="11371"/>
  </office:meta>
</office:document-meta>
</file>